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Limelight Distance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Inches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.664398742372" calcext:value-type="float">
            <text:p>64.66439874237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([.C2]*12)+[.D2]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9.682526623029" calcext:value-type="float">
            <text:p>109.6825266230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[.C3]*12)+[.D3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9.584734646607" calcext:value-type="float">
            <text:p>139.58473464660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C4]*12)+[.D4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4.932013778969" calcext:value-type="float">
            <text:p>164.93201377896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table:formula="of:=([.C5]*12)+[.D5]" office:value-type="float" office:value="153.5" calcext:value-type="float">
            <text:p>153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4.244297060765" calcext:value-type="float">
            <text:p>184.244297060765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table:formula="of:=([.C6]*12)+[.D6]" office:value-type="float" office:value="171.5" calcext:value-type="float">
            <text:p>171.5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98.535520498573" calcext:value-type="float">
            <text:p>198.535520498573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table:formula="of:=([.C7]*12)+[.D7]" office:value-type="float" office:value="186.5" calcext:value-type="float">
            <text:p>186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6.400182184959" calcext:value-type="float">
            <text:p>226.4001821849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([.C8]*12)+[.D8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4.818481766171" calcext:value-type="float">
            <text:p>254.81848176617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([.C9]*12)+[.D9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294.177709722436" calcext:value-type="float">
            <text:p>294.177709722436</text:p>
          </table:table-cell>
          <table:table-cell office:value-type="float" office:value="21" calcext:value-type="float">
            <text:p>21</text:p>
          </table:table-cell>
          <table:table-cell office:value-type="float" office:value="9.5" calcext:value-type="float">
            <text:p>9.5</text:p>
          </table:table-cell>
          <table:table-cell table:formula="of:=([.C10]*12)+[.D10]" office:value-type="float" office:value="261.5" calcext:value-type="float">
            <text:p>261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4.254237261245" calcext:value-type="float">
            <text:p>324.254237261245</text:p>
          </table:table-cell>
          <table:table-cell office:value-type="float" office:value="23" calcext:value-type="float">
            <text:p>23</text:p>
          </table:table-cell>
          <table:table-cell office:value-type="float" office:value="8.5" calcext:value-type="float">
            <text:p>8.5</text:p>
          </table:table-cell>
          <table:table-cell table:formula="of:=([.C11]*12)+[.D11]" office:value-type="float" office:value="284.5" calcext:value-type="float">
            <text:p>284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8.45867880925" calcext:value-type="float">
            <text:p>348.45867880925</text:p>
          </table:table-cell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.5</text:p>
          </table:table-cell>
          <table:table-cell table:formula="of:=([.C12]*12)+[.D12]" office:value-type="float" office:value="314.5" calcext:value-type="float">
            <text:p>314.5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396.753030768999" calcext:value-type="float">
            <text:p>396.753030768999</text:p>
          </table:table-cell>
          <table:table-cell office:value-type="float" office:value="28" calcext:value-type="float">
            <text:p>28</text:p>
          </table:table-cell>
          <table:table-cell office:value-type="float" office:value="7.25" calcext:value-type="float">
            <text:p>7.25</text:p>
          </table:table-cell>
          <table:table-cell table:formula="of:=([.C13]*12)+[.D13]" office:value-type="float" office:value="343.25" calcext:value-type="float">
            <text:p>343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22:27:47.513388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3:19:37.784913660</meta:creation-date>
    <dc:date>2021-03-28T22:28:57.535186444</dc:date>
    <meta:editing-duration>PT16M39S</meta:editing-duration>
    <meta:editing-cycles>3</meta:editing-cycles>
    <meta:generator>LibreOffice/7.0.3.1$Linux_X86_64 LibreOffice_project/00$Build-1</meta:generator>
    <meta:document-statistic meta:table-count="1" meta:cell-count="65" meta:object-count="0"/>
  </office:meta>
</office:document-meta>
</file>